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0825" officeooo:paragraph-rsid="00180825"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80825" officeooo:paragraph-rsid="0018082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80825" officeooo:paragraph-rsid="0018b996"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bold" officeooo:rsid="00180825" officeooo:paragraph-rsid="0018082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0825" officeooo:paragraph-rsid="0018082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0pt" fo:font-weight="normal" officeooo:rsid="00180825" officeooo:paragraph-rsid="00180825"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fo:font-size="10pt" fo:font-weight="normal" officeooo:rsid="00180825" officeooo:paragraph-rsid="00180825" style:font-size-asian="10pt" style:font-weight-asian="normal" style:font-size-complex="10pt" style:font-weight-complex="normal"/>
    </style:style>
    <style:style style:name="P8" style:family="paragraph" style:parent-style-name="Standard" style:list-style-name="L1">
      <style:paragraph-properties fo:text-align="start" style:justify-single-word="false"/>
      <style:text-properties fo:font-size="10pt" fo:font-weight="normal" officeooo:rsid="0018b996" officeooo:paragraph-rsid="0018b99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officeooo:rsid="0018b996" officeooo:paragraph-rsid="0018b996" style:font-size-asian="10pt" style:font-weight-asian="normal" style:font-size-complex="10pt" style:font-weight-complex="normal"/>
    </style:style>
    <style:style style:name="P10" style:family="paragraph" style:parent-style-name="Standard" style:list-style-name="L1">
      <style:paragraph-properties fo:text-align="start" style:justify-single-word="false"/>
      <style:text-properties fo:font-size="10pt" fo:font-weight="normal" officeooo:rsid="0019fb50" officeooo:paragraph-rsid="0019fb5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weight="normal" officeooo:rsid="0019fb50" officeooo:paragraph-rsid="0019fb50" style:font-size-asian="10pt" style:font-weight-asian="normal" style:font-size-complex="10pt" style:font-weight-complex="normal"/>
    </style:style>
    <style:style style:name="P12" style:family="paragraph" style:parent-style-name="Standard" style:list-style-name="L1">
      <style:paragraph-properties fo:text-align="start" style:justify-single-word="false"/>
      <style:text-properties fo:font-size="10pt" fo:font-weight="bold" officeooo:rsid="0018b996" officeooo:paragraph-rsid="0018b996" style:font-size-asian="10pt" style:font-weight-asian="bold" style:font-size-complex="10pt" style:font-weight-complex="bold"/>
    </style:style>
    <style:style style:name="P13" style:family="paragraph" style:parent-style-name="Standard" style:list-style-name="L1">
      <style:paragraph-properties fo:text-align="start" style:justify-single-word="false"/>
      <style:text-properties fo:font-size="10pt" fo:font-weight="bold" officeooo:rsid="0019fb50" officeooo:paragraph-rsid="0019fb50" style:font-size-asian="10pt" style:font-weight-asian="bold" style:font-size-complex="10pt" style:font-weight-complex="bold"/>
    </style:style>
    <style:style style:name="P14" style:family="paragraph" style:parent-style-name="Standard" style:list-style-name="L1">
      <style:paragraph-properties fo:text-align="start" style:justify-single-word="false"/>
      <style:text-properties officeooo:paragraph-rsid="0018b996"/>
    </style:style>
    <style:style style:name="P15" style:family="paragraph" style:parent-style-name="Standard" style:list-style-name="L1">
      <style:paragraph-properties fo:text-align="start" style:justify-single-word="false"/>
      <style:text-properties officeooo:rsid="0018b996" officeooo:paragraph-rsid="0018b996"/>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officeooo:rsid="00180825" style:font-size-asian="10pt" style:font-weight-asian="normal" style:font-size-complex="10pt" style:font-weight-complex="normal"/>
    </style:style>
    <style:style style:name="T3" style:family="text">
      <style:text-properties fo:font-size="10pt" style:font-size-asian="10pt" style:font-size-complex="10pt"/>
    </style:style>
    <style:style style:name="T4" style:family="text">
      <style:text-properties fo:font-size="10pt" officeooo:rsid="0018b996" style:font-size-asian="10pt" style:font-size-complex="10pt"/>
    </style:style>
    <text:list-style style:name="L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ed Tests of Lab Meeting on 6/13/17</text:p>
      <text:p text:style-name="P1"/>
      <text:p text:style-name="P2"><text:span text:style-name="T3">Tests described here are intended to explore and compare performance characteristics of the full “mHMM” scheme, which employs a standard Baum Welch training algorithm, with two alternative training approaches. </text:span></text:p>
      <text:p text:style-name="P2"><text:span text:style-name="T3"/></text:p>
      <text:p text:style-name="P3"><text:span text:style-name="T3">The first </text:span><text:span text:style-name="T4">alternative model (“Stack”) </text:span><text:span text:style-name="T3">is a variant</text:span><text:span text:style-name="T4"> </text:span><text:span text:style-name="T3">of the Viterbi <text:s/>training method that employs a stack-based hard decoding algorithm capable of handling data from systems with memories far exceeding the ~8 time step limit of the mHMM approach. </text:span></text:p>
      <text:p text:style-name="P2"><text:span text:style-name="T3"/></text:p>
      <text:p text:style-name="P2"><text:span text:style-name="T3">The second </text:span><text:span text:style-name="T4">model (“Clipped BW”) </text:span><text:span text:style-name="T3">might be termed an approximate BW approach. Rather than calculating the probability for every possible past history at every time step, the algorithm keeps only the paths stemming from the top N most likely previous histories (where N can be tuned as needed). In systems where the majority of “probability mass” is concentrated amongst a minority of possible paths, such an approximation can likely be justified. Additionally, because of the small number of naive states assumed, the number of new histories stemming from the previous best N remains tractable (typically 2 or 3*N).</text:span></text:p>
      <text:p text:style-name="P5"/>
      <text:list xml:id="list7830602218636331900" text:style-name="L1">
        <text:list-item>
          <text:p text:style-name="P12">Base Case</text:p>
          <text:list>
            <text:list-item>
              <text:p text:style-name="P14"><text:span text:style-name="T2">Comparison of three methods for a relatively easy case in which gene is “shortened” such that total elongation time is 50s. </text:span></text:p>
            </text:list-item>
            <text:list-item>
              <text:p text:style-name="P14"><text:span text:style-name="T2">Objective is to demonstrate that, under favorable conditions, the two approximate schemes exhibit performance characteristics on par with full Baum Welch.</text:span></text:p>
            </text:list-item>
            <text:list-item>
              <text:p text:style-name="P15"><text:span text:style-name="T2">S</text:span><text:span text:style-name="T1">witching rates assumed are on the slow end of what we’ve seen experimentally, but are feasible. Off-diagonal corners are ASSUMED TO BE ZERO, consistent with a two-promoter system.</text:span></text:p>
              <text:p text:style-name="P14"><text:span text:style-name="T2"/></text:p>
            </text:list-item>
          </text:list>
        </text:list-item>
        <text:list-item>
          <text:p text:style-name="P12"><text:bookmark-start text:name="__DdeLink__0_1186203734"/>MHMM limit slow</text:p>
          <text:list>
            <text:list-item>
              <text:p text:style-name="P8">Assume a more reasonable elongation time of 160s and use same system parameters as (a).</text:p>
            </text:list-item>
            <text:list-item>
              <text:p text:style-name="P8">Set ride mHMM to the rails on Savio. Try 3 state memory 8 (implying a 20s resolution).</text:p>
            </text:list-item>
            <text:list-item>
              <text:p text:style-name="P8">Keep Clipped BW and Stack res at 10s, which will lead to a memory of 16 (completely infeasible for mHMM).<text:bookmark-end text:name="__DdeLink__0_1186203734"/></text:p>
            </text:list-item>
            <text:list-item>
              <text:p text:style-name="P10">If no method returns satisfactory results, push Stack and Clipped BW to 5s res.</text:p>
            </text:list-item>
            <text:list-item>
              <text:p text:style-name="P10">No good prior regarding appropriate size of Clipped BW N for system with memory 16. Will need to think about this.</text:p>
            </text:list-item>
          </text:list>
        </text:list-item>
      </text:list>
      <text:p text:style-name="P11"/>
      <text:list xml:id="list223258362981511" text:continue-numbering="true" text:style-name="L1">
        <text:list-item>
          <text:p text:style-name="P13">MHMM limit fast</text:p>
          <text:list>
            <text:list-item>
              <text:p text:style-name="P10">Same setup as (b), but with 1.5x switching rates</text:p>
              <text:p text:style-name="P10"/>
            </text:list-item>
          </text:list>
        </text:list-item>
        <text:list-item>
          <text:p text:style-name="P13">MHMM limit corners equal</text:p>
          <text:list>
            <text:list-item>
              <text:p text:style-name="P10">Set off diagonal corners equal to other positive rate in respective column. Let’s assume R = 1.25x.</text:p>
              <text:p text:style-name="P10"/>
            </text:list-item>
          </text:list>
        </text:list-item>
        <text:list-item>
          <text:p text:style-name="P13">MHMM limit corners small</text:p>
          <text:list>
            <text:list-item>
              <text:p text:style-name="P10">Same as (d) but set corners to be 20% if total flow out of respective state.</text:p>
            </text:list-item>
          </text:list>
        </text:list-item>
      </text:list>
      <text:p text:style-name="P11"/>
      <text:p text:style-name="P9"/>
      <text:p text:style-name="P9"/>
      <text:p text:style-name="P7"/>
      <text:p text:style-name="P6"/>
      <text:list xml:id="list223258906019903" text:continue-numbering="true" text:style-name="L1">
        <text:list-item>
          <text:list>
            <text:list-header>
              <text:p text:style-name="P4"/>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9:10:05.105426265</meta:creation-date>
    <dc:date>2017-06-07T22:32:57.965469133</dc:date>
    <meta:editing-duration>PT2H39M2S</meta:editing-duration>
    <meta:editing-cycles>1</meta:editing-cycles>
    <meta:document-statistic meta:table-count="0" meta:image-count="0" meta:object-count="0" meta:page-count="1" meta:paragraph-count="20" meta:word-count="404" meta:character-count="2390" meta:non-whitespace-character-count="2018"/>
    <meta:generator>LibreOffice/5.1.6.2$Linux_X86_64 LibreOffice_project/10m0$Build-2</meta:generator>
  </office:meta>
</office:document-meta>
</file>